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_31_NF_5f_A" style:display-name="1NF_A" style:family="table">
      <style:table-properties style:width="17.41cm" fo:margin-left="0cm" table:align="left"/>
    </style:style>
    <style:style style:name="_31_NF_5f_A.A" style:display-name="1NF_A.A" style:family="table-column">
      <style:table-column-properties style:column-width="4.207cm"/>
    </style:style>
    <style:style style:name="_31_NF_5f_A.B" style:display-name="1NF_A.B" style:family="table-column">
      <style:table-column-properties style:column-width="5.9cm"/>
    </style:style>
    <style:style style:name="_31_NF_5f_A.C" style:display-name="1NF_A.C" style:family="table-column">
      <style:table-column-properties style:column-width="7.303cm"/>
    </style:style>
    <style:style style:name="_31_NF_5f_A.1" style:display-name="1NF_A.1" style:family="table-row">
      <style:table-row-properties style:min-row-height="1.191cm"/>
    </style:style>
    <style:style style:name="_31_NF_5f_A.A1" style:display-name="1NF_A.A1" style:family="table-cell">
      <style:table-cell-properties fo:padding="0cm" fo:border="none" style:writing-mode="page"/>
    </style:style>
    <style:style style:name="Table1" style:family="table">
      <style:table-properties style:width="17.489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6.156cm"/>
    </style:style>
    <style:style style:name="Table1.1" style:family="table-row">
      <style:table-row-properties style:min-row-height="1.111cm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743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1" style:family="table-row">
      <style:table-row-properties style:min-row-height="1.296cm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0.794cm"/>
    </style:style>
    <style:style style:name="Table2.3" style:family="table-row">
      <style:table-row-properties style:min-row-height="0.82cm"/>
    </style:style>
    <style:style style:name="_32_NF_5f_b1" style:display-name="2NF_b1" style:family="table">
      <style:table-properties style:width="17cm" table:align="margins"/>
    </style:style>
    <style:style style:name="_32_NF_5f_b1.A" style:display-name="2NF_b1.A" style:family="table-column">
      <style:table-column-properties style:column-width="5.666cm" style:rel-column-width="21840*"/>
    </style:style>
    <style:style style:name="_32_NF_5f_b1.B" style:display-name="2NF_b1.B" style:family="table-column">
      <style:table-column-properties style:column-width="5.667cm" style:rel-column-width="21847*"/>
    </style:style>
    <style:style style:name="_32_NF_5f_b1.C" style:display-name="2NF_b1.C" style:family="table-column">
      <style:table-column-properties style:column-width="5.667cm" style:rel-column-width="21848*"/>
    </style:style>
    <style:style style:name="_32_NF_5f_b1.1" style:display-name="2NF_b1.1" style:family="table-row">
      <style:table-row-properties style:min-row-height="1.005cm"/>
    </style:style>
    <style:style style:name="_32_NF_5f_b1.A1" style:display-name="2NF_b1.A1" style:family="table-cell">
      <style:table-cell-properties style:writing-mode="page"/>
    </style:style>
    <style:style style:name="_32_NF_5f_b1.3" style:display-name="2NF_b1.3" style:family="table-row">
      <style:table-row-properties style:min-row-height="0.623cm"/>
    </style:style>
    <style:style style:name="_32_NF_5f_b2" style:display-name="2NF_b2" style:family="table">
      <style:table-properties style:width="17.092cm" fo:margin-left="0cm" table:align="left"/>
    </style:style>
    <style:style style:name="_32_NF_5f_b2.A" style:display-name="2NF_b2.A" style:family="table-column">
      <style:table-column-properties style:column-width="8.5cm"/>
    </style:style>
    <style:style style:name="_32_NF_5f_b2.B" style:display-name="2NF_b2.B" style:family="table-column">
      <style:table-column-properties style:column-width="8.592cm"/>
    </style:style>
    <style:style style:name="_32_NF_5f_b2.1" style:display-name="2NF_b2.1" style:family="table-row">
      <style:table-row-properties style:min-row-height="1.111cm"/>
    </style:style>
    <style:style style:name="_32_NF_5f_b2.A1" style:display-name="2NF_b2.A1" style:family="table-cell">
      <style:table-cell-properties style:writing-mode="page"/>
    </style:style>
    <style:style style:name="_32_NF_5f_b2.2" style:display-name="2NF_b2.2" style:family="table-row">
      <style:table-row-properties style:min-row-height="0.688cm"/>
    </style:style>
    <style:style style:name="_32_NF_5f_b2.3" style:display-name="2NF_b2.3" style:family="table-row">
      <style:table-row-properties style:min-row-height="0.647cm"/>
    </style:style>
    <style:style style:name="_33_NF_5f_a" style:display-name="3NF_a" style:family="table">
      <style:table-properties style:width="17cm" table:align="margins"/>
    </style:style>
    <style:style style:name="_33_NF_5f_a.A" style:display-name="3NF_a.A" style:family="table-column">
      <style:table-column-properties style:column-width="4.249cm" style:rel-column-width="16383*"/>
    </style:style>
    <style:style style:name="_33_NF_5f_a.D" style:display-name="3NF_a.D" style:family="table-column">
      <style:table-column-properties style:column-width="4.251cm" style:rel-column-width="16386*"/>
    </style:style>
    <style:style style:name="_33_NF_5f_a.1" style:display-name="3NF_a.1" style:family="table-row">
      <style:table-row-properties style:min-row-height="0.9cm"/>
    </style:style>
    <style:style style:name="_33_NF_5f_a.A1" style:display-name="3NF_a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6cm" style:rel-column-width="21840*"/>
    </style:style>
    <style:style style:name="Table3.B" style:family="table-column">
      <style:table-column-properties style:column-width="5.667cm" style:rel-column-width="21847*"/>
    </style:style>
    <style:style style:name="Table3.C" style:family="table-column">
      <style:table-column-properties style:column-width="5.667cm" style:rel-column-width="21848*"/>
    </style:style>
    <style:style style:name="Table3.1" style:family="table-row">
      <style:table-row-properties style:min-row-height="1.005cm"/>
    </style:style>
    <style:style style:name="Table3.A1" style:family="table-cell">
      <style:table-cell-properties style:writing-mode="page"/>
    </style:style>
    <style:style style:name="Table3.3" style:family="table-row">
      <style:table-row-properties style:min-row-height="0.623cm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8.5cm"/>
    </style:style>
    <style:style style:name="Table4.B" style:family="table-column">
      <style:table-column-properties style:column-width="8.592cm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writing-mode="page"/>
    </style:style>
    <style:style style:name="Table4.2" style:family="table-row">
      <style:table-row-properties style:min-row-height="0.688cm"/>
    </style:style>
    <style:style style:name="Table4.3" style:family="table-row">
      <style:table-row-properties style:min-row-height="0.647cm"/>
    </style:style>
    <style:style style:name="BCNF_5f_a" style:display-name="BCNF_a" style:family="table">
      <style:table-properties style:width="17cm" table:align="margins"/>
    </style:style>
    <style:style style:name="BCNF_5f_a.A" style:display-name="BCNF_a.A" style:family="table-column">
      <style:table-column-properties style:column-width="3.399cm" style:rel-column-width="13102*"/>
    </style:style>
    <style:style style:name="BCNF_5f_a.B" style:display-name="BCNF_a.B" style:family="table-column">
      <style:table-column-properties style:column-width="5.803cm" style:rel-column-width="22370*"/>
    </style:style>
    <style:style style:name="BCNF_5f_a.C" style:display-name="BCNF_a.C" style:family="table-column">
      <style:table-column-properties style:column-width="7.798cm" style:rel-column-width="30063*"/>
    </style:style>
    <style:style style:name="BCNF_5f_a.1" style:display-name="BCNF_a.1" style:family="table-row">
      <style:table-row-properties style:min-row-height="1.794cm"/>
    </style:style>
    <style:style style:name="BCNF_5f_a.A1" style:display-name="BCNF_a.A1" style:family="table-cell">
      <style:table-cell-properties fo:padding="0cm" fo:border="none" style:writing-mode="page"/>
    </style:style>
    <style:style style:name="BCNF_5f_a.2" style:display-name="BCNF_a.2" style:family="table-row">
      <style:table-row-properties style:min-row-height="0.794cm"/>
    </style:style>
    <style:style style:name="BCNF_5f_a.3" style:display-name="BCNF_a.3" style:family="table-row">
      <style:table-row-properties style:min-row-height="0.824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style:writing-mode="page"/>
    </style:style>
    <style:style style:name="P1" style:family="paragraph" style:parent-style-name="Standard">
      <style:text-properties officeooo:paragraph-rsid="00000641"/>
    </style:style>
    <style:style style:name="P2" style:family="paragraph" style:parent-style-name="Standard">
      <style:text-properties style:font-name="Ubuntu" fo:font-size="14pt" officeooo:paragraph-rsid="0000f069" style:font-size-asian="14pt" style:font-size-complex="14pt"/>
    </style:style>
    <style:style style:name="P3" style:family="paragraph" style:parent-style-name="Standard">
      <style:text-properties style:font-name="Ubuntu" fo:font-size="14pt" officeooo:rsid="0000f069" officeooo:paragraph-rsid="0000f069" style:font-size-asian="14pt" style:font-size-complex="14pt"/>
    </style:style>
    <style:style style:name="P4" style:family="paragraph" style:parent-style-name="Standard">
      <style:text-properties style:font-name="Ubuntu" fo:font-size="14pt" officeooo:paragraph-rsid="000168d7" style:font-size-asian="14pt" style:font-size-complex="14pt"/>
    </style:style>
    <style:style style:name="P5" style:family="paragraph" style:parent-style-name="Standard">
      <style:text-properties style:font-name="Ubuntu" fo:font-size="14pt" officeooo:rsid="0002447b" officeooo:paragraph-rsid="0002447b" style:font-size-asian="14pt" style:font-size-complex="14pt"/>
    </style:style>
    <style:style style:name="P6" style:family="paragraph" style:parent-style-name="Standard">
      <style:text-properties style:font-name="Ubuntu" fo:font-size="14pt" officeooo:rsid="0002447b" officeooo:paragraph-rsid="0002b9f9" style:font-size-asian="14pt" style:font-size-complex="14pt"/>
    </style:style>
    <style:style style:name="P7" style:family="paragraph" style:parent-style-name="Standard">
      <style:text-properties style:font-name="Ubuntu" fo:font-size="14pt" style:text-underline-style="solid" style:text-underline-width="auto" style:text-underline-color="font-color" fo:font-weight="bold" officeooo:rsid="0000f069" officeooo:paragraph-rsid="000168d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Ubuntu" fo:font-size="14pt" style:text-underline-style="solid" style:text-underline-width="auto" style:text-underline-color="font-color" fo:font-weight="bold" officeooo:rsid="0000f069" officeooo:paragraph-rsid="0002b9f9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Ubuntu" fo:font-size="14pt" officeooo:rsid="0004d4db" officeooo:paragraph-rsid="0004d4db" style:font-size-asian="12.25pt" style:font-size-complex="14pt"/>
    </style:style>
    <style:style style:name="P10" style:family="paragraph" style:parent-style-name="Standard">
      <style:text-properties style:font-name="Ubuntu" fo:font-size="14pt" officeooo:rsid="0004d4db" officeooo:paragraph-rsid="0004e3d0" style:font-size-asian="12.25pt" style:font-size-complex="14pt"/>
    </style:style>
    <style:style style:name="P11" style:family="paragraph" style:parent-style-name="Standard">
      <style:text-properties style:font-name="Ubuntu" officeooo:paragraph-rsid="000168d7"/>
    </style:style>
    <style:style style:name="P12" style:family="paragraph" style:parent-style-name="Standard">
      <style:text-properties officeooo:paragraph-rsid="0002b9f9"/>
    </style:style>
    <style:style style:name="P13" style:family="paragraph" style:parent-style-name="Standard">
      <style:text-properties officeooo:paragraph-rsid="00033093"/>
    </style:style>
    <style:style style:name="P14" style:family="paragraph" style:parent-style-name="Standard">
      <style:text-properties officeooo:paragraph-rsid="0004795c"/>
    </style:style>
    <style:style style:name="P15" style:family="paragraph" style:parent-style-name="Standard">
      <style:text-properties officeooo:rsid="0004795c" officeooo:paragraph-rsid="0004795c"/>
    </style:style>
    <style:style style:name="P16" style:family="paragraph" style:parent-style-name="Standard">
      <style:text-properties officeooo:paragraph-rsid="0004e3d0"/>
    </style:style>
    <style:style style:name="P17" style:family="paragraph" style:parent-style-name="Table_20_Contents">
      <style:text-properties style:font-name="Ubuntu" fo:font-size="14pt" officeooo:rsid="0000f069" officeooo:paragraph-rsid="0000f069" style:font-size-asian="14pt" style:font-size-complex="14pt"/>
    </style:style>
    <style:style style:name="P18" style:family="paragraph" style:parent-style-name="Table_20_Contents">
      <style:text-properties style:font-name="Ubuntu" fo:font-size="14pt" officeooo:rsid="0000f069" officeooo:paragraph-rsid="000168d7" style:font-size-asian="14pt" style:font-size-complex="14pt"/>
    </style:style>
    <style:style style:name="P19" style:family="paragraph" style:parent-style-name="Table_20_Contents">
      <style:text-properties style:font-name="Ubuntu" fo:font-size="14pt" officeooo:rsid="0000f069" officeooo:paragraph-rsid="0002447b" style:font-size-asian="14pt" style:font-size-complex="14pt"/>
    </style:style>
    <style:style style:name="P20" style:family="paragraph" style:parent-style-name="Table_20_Contents">
      <style:text-properties style:font-name="Ubuntu" fo:font-size="14pt" officeooo:rsid="0000f069" officeooo:paragraph-rsid="00033093" style:font-size-asian="14pt" style:font-size-complex="14pt"/>
    </style:style>
    <style:style style:name="P21" style:family="paragraph" style:parent-style-name="Table_20_Contents">
      <style:text-properties style:font-name="Ubuntu" fo:font-size="14pt" officeooo:rsid="0002447b" officeooo:paragraph-rsid="0002447b" style:font-size-asian="14pt" style:font-size-complex="14pt"/>
    </style:style>
    <style:style style:name="P22" style:family="paragraph" style:parent-style-name="Table_20_Contents">
      <style:text-properties style:font-name="Ubuntu" fo:font-size="14pt" officeooo:rsid="0002447b" officeooo:paragraph-rsid="00033093" style:font-size-asian="14pt" style:font-size-complex="14pt"/>
    </style:style>
    <style:style style:name="P23" style:family="paragraph" style:parent-style-name="Table_20_Contents">
      <style:text-properties style:font-name="Ubuntu" fo:font-size="14pt" officeooo:rsid="0002b9f9" officeooo:paragraph-rsid="0002b9f9" style:font-size-asian="14pt" style:font-size-complex="14pt"/>
    </style:style>
    <style:style style:name="P24" style:family="paragraph" style:parent-style-name="Table_20_Contents">
      <style:text-properties style:font-name="Ubuntu" fo:font-size="14pt" officeooo:rsid="0004795c" officeooo:paragraph-rsid="0004795c" style:font-size-asian="14pt" style:font-size-complex="14pt"/>
    </style:style>
    <style:style style:name="P25" style:family="paragraph" style:parent-style-name="Table_20_Contents">
      <style:text-properties style:font-name="Ubuntu" fo:font-size="14pt" officeooo:rsid="0004795c" officeooo:paragraph-rsid="0004e3d0" style:font-size-asian="14pt" style:font-size-complex="14pt"/>
    </style:style>
    <style:style style:name="P26" style:family="paragraph" style:parent-style-name="Table_20_Contents">
      <style:text-properties style:font-name="Ubuntu" fo:font-size="14pt" officeooo:rsid="0004d4db" officeooo:paragraph-rsid="0004d4db" style:font-size-asian="14pt" style:font-size-complex="14pt"/>
    </style:style>
    <style:style style:name="P27" style:family="paragraph" style:parent-style-name="Table_20_Contents">
      <style:text-properties style:font-name="Ubuntu" fo:font-size="14pt" officeooo:rsid="0004e3d0" officeooo:paragraph-rsid="0004e3d0" style:font-size-asian="14pt" style:font-size-complex="14pt"/>
    </style:style>
    <style:style style:name="P28" style:family="paragraph" style:parent-style-name="Table_20_Contents">
      <style:text-properties style:font-name="Ubuntu" fo:font-size="14pt" fo:font-weight="bold" officeooo:rsid="0000f069" officeooo:paragraph-rsid="0000f069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style:font-name="Ubuntu" fo:font-size="14pt" fo:font-weight="bold" officeooo:rsid="0000f069" officeooo:paragraph-rsid="000168d7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style:font-name="Ubuntu" fo:font-size="14pt" fo:font-weight="bold" officeooo:rsid="0000f069" officeooo:paragraph-rsid="00033093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style:font-name="Ubuntu" fo:font-size="14pt" fo:font-weight="bold" officeooo:rsid="000168d7" officeooo:paragraph-rsid="000168d7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style:font-name="Ubuntu" fo:font-size="14pt" fo:font-weight="bold" officeooo:rsid="0002b9f9" officeooo:paragraph-rsid="0002b9f9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style:font-name="Ubuntu" fo:font-size="14pt" fo:font-weight="bold" officeooo:rsid="0004795c" officeooo:paragraph-rsid="0004795c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style:font-name="Ubuntu" fo:font-size="14pt" fo:font-weight="bold" officeooo:rsid="0004795c" officeooo:paragraph-rsid="0004e3d0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Ubuntu" fo:font-size="14pt" fo:font-weight="bold" officeooo:rsid="0004d4db" officeooo:paragraph-rsid="0004d4db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Ubuntu" fo:font-size="14pt" fo:font-weight="bold" officeooo:rsid="0006deb1" officeooo:paragraph-rsid="0006deb1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style:font-name="Ubuntu" fo:font-size="14pt" officeooo:rsid="0006deb1" officeooo:paragraph-rsid="0006deb1" style:font-size-asian="14pt" style:font-size-complex="14pt"/>
    </style:style>
    <style:style style:name="P38" style:family="paragraph" style:parent-style-name="Standard">
      <style:text-properties fo:font-variant="normal" fo:text-transform="none" fo:color="#222222" style:font-name="Ubuntu" fo:font-size="14pt" fo:letter-spacing="normal" fo:font-style="normal" fo:font-weight="normal" officeooo:paragraph-rsid="00000641" style:font-size-asian="14pt" style:font-size-complex="14pt"/>
    </style:style>
    <style:style style:name="P39" style:family="paragraph" style:parent-style-name="Standard">
      <style:text-properties fo:font-variant="normal" fo:text-transform="none" fo:color="#222222" style:font-name="Ubuntu" fo:font-size="14pt" fo:letter-spacing="normal" fo:font-style="normal" style:text-underline-style="solid" style:text-underline-width="auto" style:text-underline-color="font-color" fo:font-weight="bold" officeooo:rsid="0000f069" officeooo:paragraph-rsid="0000f069" style:font-size-asian="14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222222" style:font-name="Ubuntu" fo:font-size="14pt" fo:letter-spacing="normal" fo:font-style="normal" style:text-underline-style="solid" style:text-underline-width="auto" style:text-underline-color="font-color" fo:font-weight="bold" officeooo:rsid="0002b9f9" officeooo:paragraph-rsid="0002b9f9" style:font-size-asian="14pt" style:font-weight-asian="bold" style:font-size-complex="14pt" style:font-weight-complex="bold"/>
    </style:style>
    <style:style style:name="P41" style:family="paragraph" style:parent-style-name="Standard">
      <style:text-properties fo:font-variant="normal" fo:text-transform="none" fo:color="#273239" style:font-name="Ubuntu" fo:font-size="14pt" fo:letter-spacing="normal" fo:font-style="normal" fo:font-weight="normal" officeooo:paragraph-rsid="0000f069" style:font-size-asian="14pt" style:font-size-complex="14pt"/>
    </style:style>
    <style:style style:name="P42" style:family="paragraph" style:parent-style-name="Standard">
      <style:text-properties fo:font-variant="normal" fo:text-transform="none" fo:color="#273239" style:font-name="Ubuntu" fo:font-size="14pt" fo:letter-spacing="normal" fo:font-style="normal" fo:font-weight="normal" officeooo:rsid="0000f069" officeooo:paragraph-rsid="0000f069" style:font-size-asian="14pt" style:font-size-complex="14pt"/>
    </style:style>
    <style:style style:name="P43" style:family="paragraph" style:parent-style-name="Standard">
      <style:text-properties fo:font-variant="normal" fo:text-transform="none" fo:color="#273239" style:font-name="Ubuntu" fo:font-size="14pt" fo:letter-spacing="normal" fo:font-style="normal" fo:font-weight="normal" officeooo:rsid="000168d7" officeooo:paragraph-rsid="000168d7" style:font-size-asian="14pt" style:font-size-complex="14pt"/>
    </style:style>
    <style:style style:name="P44" style:family="paragraph" style:parent-style-name="Standard">
      <style:text-properties fo:font-variant="normal" fo:text-transform="none" fo:color="#273239" style:font-name="Ubuntu" fo:font-size="14pt" fo:letter-spacing="normal" fo:font-style="normal" fo:font-weight="normal" officeooo:rsid="000168d7" officeooo:paragraph-rsid="0002b9f9" style:font-size-asian="14pt" style:font-size-complex="14pt"/>
    </style:style>
    <style:style style:name="P45" style:family="paragraph" style:parent-style-name="Standard">
      <style:text-properties fo:font-variant="normal" fo:text-transform="none" fo:color="#273239" style:font-name="Ubuntu" fo:font-size="14pt" fo:letter-spacing="normal" fo:font-style="normal" fo:font-weight="normal" officeooo:rsid="000168d7" officeooo:paragraph-rsid="00033093" style:font-size-asian="14pt" style:font-size-complex="14pt"/>
    </style:style>
    <style:style style:name="P46" style:family="paragraph" style:parent-style-name="Standard">
      <style:text-properties fo:font-variant="normal" fo:text-transform="none" fo:color="#273239" style:font-name="Ubuntu" fo:font-size="14pt" fo:letter-spacing="normal" fo:font-style="normal" fo:font-weight="normal" officeooo:rsid="0002b9f9" officeooo:paragraph-rsid="0002b9f9" style:font-size-asian="14pt" style:font-size-complex="14pt"/>
    </style:style>
    <style:style style:name="P47" style:family="paragraph" style:parent-style-name="Standard">
      <style:text-properties fo:font-variant="normal" fo:text-transform="none" fo:color="#273239" style:font-name="Ubuntu" fo:font-size="14pt" fo:letter-spacing="normal" fo:font-style="normal" fo:font-weight="normal" officeooo:rsid="0004d4db" officeooo:paragraph-rsid="0004795c" style:font-size-asian="14pt" style:font-size-complex="14pt"/>
    </style:style>
    <style:style style:name="P48" style:family="paragraph" style:parent-style-name="Standard" style:list-style-name="L1">
      <style:text-properties fo:font-variant="normal" fo:text-transform="none" fo:color="#000000" style:font-name="Ubuntu" fo:font-size="14pt" fo:letter-spacing="normal" fo:font-style="normal" fo:font-weight="normal" officeooo:rsid="0002447b" officeooo:paragraph-rsid="0002447b" style:font-size-asian="14pt" style:font-size-complex="14pt"/>
    </style:style>
    <style:style style:name="P49" style:family="paragraph" style:parent-style-name="Standard">
      <style:text-properties fo:font-variant="normal" fo:text-transform="none" fo:color="#000000" style:font-name="Ubuntu" fo:font-size="14pt" fo:letter-spacing="normal" fo:font-style="normal" fo:font-weight="normal" officeooo:rsid="0002447b" officeooo:paragraph-rsid="0002447b" style:font-size-asian="14pt" style:font-size-complex="14pt"/>
    </style:style>
    <style:style style:name="P50" style:family="paragraph" style:parent-style-name="Standard">
      <style:text-properties fo:font-variant="normal" fo:text-transform="none" fo:color="#000000" style:font-name="Ubuntu" fo:font-size="14pt" fo:letter-spacing="normal" fo:font-style="normal" fo:font-weight="normal" officeooo:rsid="0002447b" officeooo:paragraph-rsid="00033093" style:font-size-asian="14pt" style:font-size-complex="14pt"/>
    </style:style>
    <style:style style:name="P51" style:family="paragraph" style:parent-style-name="Standard" style:list-style-name="L2">
      <style:text-properties style:font-name="Ubuntu" fo:font-size="14pt" officeooo:rsid="0004795c" officeooo:paragraph-rsid="0004795c" style:font-size-asian="14pt" style:font-size-complex="14pt"/>
    </style:style>
    <style:style style:name="P52" style:family="paragraph" style:parent-style-name="Standard" style:list-style-name="L2">
      <style:text-properties style:font-name="Ubuntu" fo:font-size="14pt" officeooo:paragraph-rsid="0006deb1" style:font-size-asian="14pt" style:font-size-complex="14pt"/>
    </style:style>
    <style:style style:name="T1" style:family="text">
      <style:text-properties fo:font-variant="normal" fo:text-transform="none" fo:color="#222222" fo:letter-spacing="normal" fo:font-style="normal"/>
    </style:style>
    <style:style style:name="T2" style:family="text">
      <style:text-properties fo:font-variant="normal" fo:text-transform="none" fo:color="#222222" fo:letter-spacing="normal" fo:font-style="normal" officeooo:rsid="000168d7"/>
    </style:style>
    <style:style style:name="T3" style:family="text">
      <style:text-properties fo:font-variant="normal" fo:text-transform="none" fo:color="#222222" fo:letter-spacing="normal" fo:font-style="normal" officeooo:rsid="0002b9f9"/>
    </style:style>
    <style:style style:name="T4" style:family="text">
      <style:text-properties fo:font-variant="normal" fo:text-transform="none" fo:color="#222222" style:font-name="Ubuntu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222222" style:font-name="Ubuntu" fo:font-size="14pt" fo:letter-spacing="normal" fo:font-style="normal" fo:font-weight="normal" officeooo:rsid="00000641" style:font-size-asian="14pt" style:font-size-complex="14pt"/>
    </style:style>
    <style:style style:name="T6" style:family="text">
      <style:text-properties fo:font-variant="normal" fo:text-transform="none" fo:color="#222222" style:font-name="Ubuntu" fo:font-size="14pt" fo:letter-spacing="normal" fo:font-style="normal" style:text-underline-style="solid" style:text-underline-width="auto" style:text-underline-color="font-color" fo:font-weight="bold" officeooo:rsid="00033093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222222" style:font-name="Ubuntu" fo:font-size="14pt" fo:letter-spacing="normal" fo:font-style="normal" style:text-underline-style="solid" style:text-underline-width="auto" style:text-underline-color="font-color" fo:font-weight="bold" officeooo:rsid="0000f069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273239" fo:letter-spacing="normal" fo:font-style="normal" fo:font-weight="normal"/>
    </style:style>
    <style:style style:name="T9" style:family="text">
      <style:text-properties fo:font-variant="normal" fo:text-transform="none" fo:color="#273239" fo:letter-spacing="normal" fo:font-style="normal" fo:font-weight="normal" officeooo:rsid="000168d7"/>
    </style:style>
    <style:style style:name="T10" style:family="text">
      <style:text-properties fo:font-variant="normal" fo:text-transform="none" fo:color="#273239" style:font-name="Ubuntu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273239" style:font-name="Ubuntu" fo:font-size="14pt" fo:letter-spacing="normal" fo:font-style="normal" fo:font-weight="normal" officeooo:rsid="0002b9f9" style:font-size-asian="14pt" style:font-size-complex="14pt"/>
    </style:style>
    <style:style style:name="T12" style:family="text">
      <style:text-properties fo:font-variant="normal" fo:text-transform="none" fo:color="#273239" style:font-name="Ubuntu" fo:font-size="14pt" fo:letter-spacing="normal" fo:font-style="normal" fo:font-weight="normal" officeooo:rsid="000168d7" style:font-size-asian="14pt" style:font-size-complex="14pt"/>
    </style:style>
    <style:style style:name="T13" style:family="text">
      <style:text-properties fo:font-variant="normal" fo:text-transform="none" fo:color="#273239" style:font-name="Ubuntu" fo:font-size="14pt" fo:letter-spacing="normal" fo:font-style="normal" fo:font-weight="normal" officeooo:rsid="0004d4db" style:font-size-asian="14pt" style:font-size-complex="14pt"/>
    </style:style>
    <style:style style:name="T14" style:family="text">
      <style:text-properties officeooo:rsid="0000f069"/>
    </style:style>
    <style:style style:name="T15" style:family="text">
      <style:text-properties officeooo:rsid="000168d7"/>
    </style:style>
    <style:style style:name="T16" style:family="text">
      <style:text-properties officeooo:rsid="0002b9f9"/>
    </style:style>
    <style:style style:name="T17" style:family="text">
      <style:text-properties officeooo:rsid="00033093"/>
    </style:style>
    <style:style style:name="T18" style:family="text">
      <style:text-properties officeooo:rsid="0004795c"/>
    </style:style>
    <style:style style:name="T19" style:family="text">
      <style:text-properties officeooo:rsid="0004e3d0"/>
    </style:style>
    <style:style style:name="T20" style:family="text">
      <style:text-properties officeooo:rsid="0006deb1"/>
    </style:style>
    <style:style style:name="T21" style:family="text">
      <style:text-properties officeooo:rsid="00084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339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>Normalization </text:span></text:span><text:span text:style-name="Strong_20_Emphasis"><text:span text:style-name="T5">i</text:span></text:span><text:span text:style-name="T4">s a database design technique that reduces data redundancy and eliminates undesirable characteristics like Insertion, Update and Deletion Anomalies.<text:tab/></text:span></text:p>
      <text:p text:style-name="P38"/>
      <text:p text:style-name="P38"/>
      <text:p text:style-name="P39">1 NF</text:p>
      <text:p text:style-name="P2"><text:span text:style-name="T14">A relation is in 1NF if it contains an atomic value i.e </text:span><text:span text:style-name="T8">t does not contain any composite or multi-valued attribute.</text:span></text:p>
      <text:p text:style-name="P41"/>
      <table:table table:name="1NF_A" table:style-name="_31_NF_5f_A">
        <table:table-column table:style-name="_31_NF_5f_A.A"/>
        <table:table-column table:style-name="_31_NF_5f_A.B"/>
        <table:table-column table:style-name="_31_NF_5f_A.C"/>
        <table:table-row table:style-name="_31_NF_5f_A.1">
          <table:table-cell table:style-name="_31_NF_5f_A.A1" office:value-type="string">
            <text:p text:style-name="P28">Employee_ID</text:p>
          </table:table-cell>
          <table:table-cell table:style-name="_31_NF_5f_A.A1" office:value-type="string">
            <text:p text:style-name="P28">Employee_Name</text:p>
          </table:table-cell>
          <table:table-cell table:style-name="_31_NF_5f_A.A1" office:value-type="string">
            <text:p text:style-name="P28">Employee_Number</text:p>
          </table:table-cell>
        </table:table-row>
        <table:table-row table:style-name="TableLine94875402532336">
          <table:table-cell table:style-name="_31_NF_5f_A.A1" office:value-type="string">
            <text:p text:style-name="P17">101</text:p>
          </table:table-cell>
          <table:table-cell table:style-name="_31_NF_5f_A.A1" office:value-type="string">
            <text:p text:style-name="P17">John Smith</text:p>
          </table:table-cell>
          <table:table-cell table:style-name="_31_NF_5f_A.A1" office:value-type="string">
            <text:p text:style-name="P17">9848029293</text:p>
          </table:table-cell>
        </table:table-row>
        <table:table-row table:style-name="TableLine94875402532688">
          <table:table-cell table:style-name="_31_NF_5f_A.A1" office:value-type="string">
            <text:p text:style-name="P17">102</text:p>
          </table:table-cell>
          <table:table-cell table:style-name="_31_NF_5f_A.A1" office:value-type="string">
            <text:p text:style-name="P17">Jason Derulo</text:p>
          </table:table-cell>
          <table:table-cell table:style-name="_31_NF_5f_A.A1" office:value-type="string">
            <text:p text:style-name="P17">9848029293, 9392567893</text:p>
          </table:table-cell>
        </table:table-row>
      </table:table>
      <text:p text:style-name="P41"/>
      <text:p text:style-name="P3"><text:span text:style-name="T8">This table is not in 1 NF because Employee_</text:span><text:span text:style-name="T9">Number is a multi-valued attribute. It is converted to 1NF in the following way</text:span></text:p>
      <text:p text:style-name="P42"><draw:custom-shape text:anchor-type="paragraph" draw:z-index="0" draw:name="Shape1" draw:style-name="gr1" svg:width="0.742cm" svg:height="2.673cm" svg:x="7.892cm" svg:y="0.3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2"/>
      <text:p text:style-name="P42"/>
      <text:p text:style-name="P42"/>
      <text:p text:style-name="P42"/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Employee_ID</text:p>
          </table:table-cell>
          <table:table-cell table:style-name="Table1.A1" office:value-type="string">
            <text:p text:style-name="P29">Employee_Name</text:p>
          </table:table-cell>
          <table:table-cell table:style-name="Table1.A1" office:value-type="string">
            <text:p text:style-name="P29">Employee_Number</text:p>
          </table:table-cell>
        </table:table-row>
        <table:table-row table:style-name="TableLine94875401401056">
          <table:table-cell table:style-name="Table1.A1" office:value-type="string">
            <text:p text:style-name="P18">101</text:p>
          </table:table-cell>
          <table:table-cell table:style-name="Table1.A1" office:value-type="string">
            <text:p text:style-name="P18">John Smith</text:p>
          </table:table-cell>
          <table:table-cell table:style-name="Table1.A1" office:value-type="string">
            <text:p text:style-name="P18">9848029293</text:p>
          </table:table-cell>
        </table:table-row>
        <table:table-row table:style-name="TableLine94875401401408">
          <table:table-cell table:style-name="Table1.A1" office:value-type="string">
            <text:p text:style-name="P18">102</text:p>
          </table:table-cell>
          <table:table-cell table:style-name="Table1.A1" office:value-type="string">
            <text:p text:style-name="P18">Jason Derulo</text:p>
          </table:table-cell>
          <table:table-cell table:style-name="Table1.A1" office:value-type="string">
            <text:p text:style-name="P18">9848029293</text:p>
          </table:table-cell>
        </table:table-row>
        <table:table-row table:style-name="Table1.4">
          <table:table-cell table:style-name="Table1.A1" office:value-type="string">
            <text:p text:style-name="P18">102</text:p>
          </table:table-cell>
          <table:table-cell table:style-name="Table1.A1" office:value-type="string">
            <text:p text:style-name="P18">Jason Derulo</text:p>
          </table:table-cell>
          <table:table-cell table:style-name="Table1.A1" office:value-type="string">
            <text:p text:style-name="P18">9392567893</text:p>
          </table:table-cell>
        </table:table-row>
      </table:table>
      <text:p text:style-name="P11"/>
      <text:p text:style-name="P11"/>
      <text:p text:style-name="P11">-------------------------------------------------------------------------------------------------------------------------------------</text:p>
      <text:p text:style-name="P11"/>
      <text:p text:style-name="P7"><text:span text:style-name="T2">2</text:span><text:span text:style-name="T1"> NF</text:span></text:p>
      <text:p text:style-name="P43">To be in second normal form, a relation must be in first normal form and relation must not contain any partial dependency.</text:p>
      <text:p text:style-name="P43">A relation has No Partial Dependency if all non-key attributes are fully functionally dependent on the primary key.</text:p>
      <text:p text:style-name="P43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9">Employee_ID</text:p>
          </table:table-cell>
          <table:table-cell table:style-name="Table2.A1" office:value-type="string">
            <text:p text:style-name="P29">Employee_Name</text:p>
          </table:table-cell>
          <table:table-cell table:style-name="Table2.A1" office:value-type="string">
            <text:p text:style-name="P31">Project_ID</text:p>
          </table:table-cell>
          <table:table-cell table:style-name="Table2.A1" office:value-type="string">
            <text:p text:style-name="P29"><text:span text:style-name="T15">Project</text:span>_<text:span text:style-name="T15">Name</text:span></text:p>
          </table:table-cell>
        </table:table-row>
        <table:table-row table:style-name="Table2.2">
          <table:table-cell table:style-name="Table2.A1" office:value-type="string">
            <text:p text:style-name="P21">101</text:p>
          </table:table-cell>
          <table:table-cell table:style-name="Table2.A1" office:value-type="string">
            <text:p text:style-name="P19">John Smith</text:p>
          </table:table-cell>
          <table:table-cell table:style-name="Table2.A1" office:value-type="string">
            <text:p text:style-name="P21">P01</text:p>
          </table:table-cell>
          <table:table-cell table:style-name="Table2.A1" office:value-type="string">
            <text:p text:style-name="P21">Zeus</text:p>
          </table:table-cell>
        </table:table-row>
        <table:table-row table:style-name="Table2.3">
          <table:table-cell table:style-name="Table2.A1" office:value-type="string">
            <text:p text:style-name="P21">102</text:p>
          </table:table-cell>
          <table:table-cell table:style-name="Table2.A1" office:value-type="string">
            <text:p text:style-name="P19">Jason Derulo</text:p>
          </table:table-cell>
          <table:table-cell table:style-name="Table2.A1" office:value-type="string">
            <text:p text:style-name="P21">P02</text:p>
          </table:table-cell>
          <table:table-cell table:style-name="Table2.A1" office:value-type="string">
            <text:p text:style-name="P21">Aries</text:p>
          </table:table-cell>
        </table:table-row>
      </table:table>
      <text:p text:style-name="P4"/>
      <text:p text:style-name="P5">The functional dependencies here are,</text:p>
      <text:p text:style-name="P5">Employee_ID -&gt; Employee_Name</text:p>
      <text:p text:style-name="P5"><text:soft-page-break/>Project_ID -&gt; Project_Name</text:p>
      <text:p text:style-name="P5"/>
      <text:list xml:id="list1871638835" text:style-name="L1">
        <text:list-item>
          <text:p text:style-name="P48">We see here that the prime key attributes are Employee_ID and Project_ID. </text:p>
        </text:list-item>
        <text:list-item>
          <text:p text:style-name="P48">According to the rule, non-key attributes, i.e. Employee_Name and Project_Name must be dependent upon both and not on any of the prime key attribute individually. </text:p>
        </text:list-item>
        <text:list-item>
          <text:p text:style-name="P48"><draw:custom-shape text:anchor-type="paragraph" draw:z-index="1" draw:name="Shape1_0" draw:style-name="gr1" svg:width="0.742cm" svg:height="2.673cm" svg:x="7.892cm" svg:y="3.8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But we find that Employee_Name can be identified by Employee_ID and Project_Name can be identified by Project_ID independently. This is called partial dependency, which is not allowed in Second Normal Form.</text:p>
          <text:p text:style-name="P48">We convert it into 2NF in the following way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2NF_b1" table:style-name="_32_NF_5f_b1">
        <table:table-column table:style-name="_32_NF_5f_b1.A"/>
        <table:table-column table:style-name="_32_NF_5f_b1.B"/>
        <table:table-column table:style-name="_32_NF_5f_b1.C"/>
        <table:table-row table:style-name="_32_NF_5f_b1.1">
          <table:table-cell table:style-name="_32_NF_5f_b1.A1" office:value-type="string">
            <text:p text:style-name="P29">Employee_ID</text:p>
          </table:table-cell>
          <table:table-cell table:style-name="_32_NF_5f_b1.A1" office:value-type="string">
            <text:p text:style-name="P29">Employee_Name</text:p>
          </table:table-cell>
          <table:table-cell table:style-name="_32_NF_5f_b1.A1" office:value-type="string">
            <text:p text:style-name="P31">Project_ID</text:p>
          </table:table-cell>
        </table:table-row>
        <table:table-row table:style-name="TableLine94875404284576">
          <table:table-cell table:style-name="_32_NF_5f_b1.A1" office:value-type="string">
            <text:p text:style-name="P21">101</text:p>
          </table:table-cell>
          <table:table-cell table:style-name="_32_NF_5f_b1.A1" office:value-type="string">
            <text:p text:style-name="P19">John Smith</text:p>
          </table:table-cell>
          <table:table-cell table:style-name="_32_NF_5f_b1.A1" office:value-type="string">
            <text:p text:style-name="P21">P01</text:p>
          </table:table-cell>
        </table:table-row>
        <table:table-row table:style-name="_32_NF_5f_b1.3">
          <table:table-cell table:style-name="_32_NF_5f_b1.A1" office:value-type="string">
            <text:p text:style-name="P21">102</text:p>
          </table:table-cell>
          <table:table-cell table:style-name="_32_NF_5f_b1.A1" office:value-type="string">
            <text:p text:style-name="P19">Jason Derulo</text:p>
          </table:table-cell>
          <table:table-cell table:style-name="_32_NF_5f_b1.A1" office:value-type="string">
            <text:p text:style-name="P21">P02</text:p>
          </table:table-cell>
        </table:table-row>
      </table:table>
      <text:p text:style-name="P49"/>
      <table:table table:name="2NF_b2" table:style-name="_32_NF_5f_b2">
        <table:table-column table:style-name="_32_NF_5f_b2.A"/>
        <table:table-column table:style-name="_32_NF_5f_b2.B"/>
        <table:table-row table:style-name="_32_NF_5f_b2.1">
          <table:table-cell table:style-name="_32_NF_5f_b2.A1" office:value-type="string">
            <text:p text:style-name="P31">Project_ID</text:p>
          </table:table-cell>
          <table:table-cell table:style-name="_32_NF_5f_b2.A1" office:value-type="string">
            <text:p text:style-name="P29"><text:span text:style-name="T15">Project</text:span>_<text:span text:style-name="T15">Name</text:span></text:p>
          </table:table-cell>
        </table:table-row>
        <table:table-row table:style-name="_32_NF_5f_b2.2">
          <table:table-cell table:style-name="_32_NF_5f_b2.A1" office:value-type="string">
            <text:p text:style-name="P21">P01</text:p>
          </table:table-cell>
          <table:table-cell table:style-name="_32_NF_5f_b2.A1" office:value-type="string">
            <text:p text:style-name="P21">Zeus</text:p>
          </table:table-cell>
        </table:table-row>
        <table:table-row table:style-name="_32_NF_5f_b2.3">
          <table:table-cell table:style-name="_32_NF_5f_b2.A1" office:value-type="string">
            <text:p text:style-name="P21">P02</text:p>
          </table:table-cell>
          <table:table-cell table:style-name="_32_NF_5f_b2.A1" office:value-type="string">
            <text:p text:style-name="P21">Aries</text:p>
          </table:table-cell>
        </table:table-row>
      </table:table>
      <text:p text:style-name="P49"/>
      <text:p text:style-name="P49"/>
      <text:p text:style-name="P50">-------------------------------------------------------------------------------------------------------------------</text:p>
      <text:p text:style-name="P40"/>
      <text:p text:style-name="P8"><text:span text:style-name="T3">3</text:span><text:span text:style-name="T1"> NF</text:span></text:p>
      <text:p text:style-name="P44">A relation will be in 3NF if it is in 2NF and not contain any transitive partial dependency.</text:p>
      <text:p text:style-name="P44"/>
      <table:table table:name="3NF_a" table:style-name="_33_NF_5f_a">
        <table:table-column table:style-name="_33_NF_5f_a.A" table:number-columns-repeated="3"/>
        <table:table-column table:style-name="_33_NF_5f_a.D"/>
        <table:table-row table:style-name="_33_NF_5f_a.1">
          <table:table-cell table:style-name="_33_NF_5f_a.A1" office:value-type="string">
            <text:p text:style-name="P29">Employee_ID</text:p>
          </table:table-cell>
          <table:table-cell table:style-name="_33_NF_5f_a.A1" office:value-type="string">
            <text:p text:style-name="P29">Employee_Name</text:p>
          </table:table-cell>
          <table:table-cell table:style-name="_33_NF_5f_a.A1" office:value-type="string">
            <text:p text:style-name="P32">City</text:p>
          </table:table-cell>
          <table:table-cell table:style-name="_33_NF_5f_a.A1" office:value-type="string">
            <text:p text:style-name="P32">ZIP</text:p>
          </table:table-cell>
        </table:table-row>
        <table:table-row table:style-name="TableLine94875414924528">
          <table:table-cell table:style-name="_33_NF_5f_a.A1" office:value-type="string">
            <text:p text:style-name="P21">101</text:p>
          </table:table-cell>
          <table:table-cell table:style-name="_33_NF_5f_a.A1" office:value-type="string">
            <text:p text:style-name="P19">John Smith</text:p>
          </table:table-cell>
          <table:table-cell table:style-name="_33_NF_5f_a.A1" office:value-type="string">
            <text:p text:style-name="P23">Secunderabad</text:p>
          </table:table-cell>
          <table:table-cell table:style-name="_33_NF_5f_a.A1" office:value-type="string">
            <text:p text:style-name="P23">500009</text:p>
          </table:table-cell>
        </table:table-row>
        <table:table-row table:style-name="TableLine94875414925056">
          <table:table-cell table:style-name="_33_NF_5f_a.A1" office:value-type="string">
            <text:p text:style-name="P21">102</text:p>
          </table:table-cell>
          <table:table-cell table:style-name="_33_NF_5f_a.A1" office:value-type="string">
            <text:p text:style-name="P19">Jason Derulo</text:p>
          </table:table-cell>
          <table:table-cell table:style-name="_33_NF_5f_a.A1" office:value-type="string">
            <text:p text:style-name="P23">Banglore</text:p>
          </table:table-cell>
          <table:table-cell table:style-name="_33_NF_5f_a.A1" office:value-type="string">
            <text:p text:style-name="P23">560004</text:p>
          </table:table-cell>
        </table:table-row>
      </table:table>
      <text:p text:style-name="P44"/>
      <text:p text:style-name="P6">The functional dependencies here are,</text:p>
      <text:p text:style-name="P6">Employee_ID -&gt; <text:span text:style-name="T17">{</text:span>Employee_Name,<text:span text:style-name="T16">City</text:span><text:span text:style-name="T17">}</text:span></text:p>
      <text:p text:style-name="P12"><text:soft-page-break/><text:span text:style-name="T11">City</text:span><text:span text:style-name="T12"> -&gt; </text:span><text:span text:style-name="T11">ZIP</text:span></text:p>
      <text:p text:style-name="P46"/>
      <text:p text:style-name="P46">Hence, there is a transitive dependency. <text:s/>We convert the table into 3NF in the following way</text:p>
      <text:p text:style-name="P46"><draw:custom-shape text:anchor-type="paragraph" draw:z-index="2" draw:name="Shape1_1" draw:style-name="gr1" svg:width="0.742cm" svg:height="2.673cm" svg:x="7.848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6"/>
      <text:p text:style-name="P46"/>
      <text:p text:style-name="P46"/>
      <text:p text:style-name="P46"/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>Employee_ID</text:p>
          </table:table-cell>
          <table:table-cell table:style-name="Table3.A1" office:value-type="string">
            <text:p text:style-name="P30">Employee_Name</text:p>
          </table:table-cell>
          <table:table-cell table:style-name="Table3.A1" office:value-type="string">
            <text:p text:style-name="P32">City</text:p>
          </table:table-cell>
        </table:table-row>
        <table:table-row table:style-name="TableLine94875405811072">
          <table:table-cell table:style-name="Table3.A1" office:value-type="string">
            <text:p text:style-name="P22">101</text:p>
          </table:table-cell>
          <table:table-cell table:style-name="Table3.A1" office:value-type="string">
            <text:p text:style-name="P20">John Smith</text:p>
          </table:table-cell>
          <table:table-cell table:style-name="Table3.A1" office:value-type="string">
            <text:p text:style-name="P23">Secunderabad</text:p>
          </table:table-cell>
        </table:table-row>
        <table:table-row table:style-name="Table3.3">
          <table:table-cell table:style-name="Table3.A1" office:value-type="string">
            <text:p text:style-name="P22">102</text:p>
          </table:table-cell>
          <table:table-cell table:style-name="Table3.A1" office:value-type="string">
            <text:p text:style-name="P20">Jason Derulo</text:p>
          </table:table-cell>
          <table:table-cell table:style-name="Table3.A1" office:value-type="string">
            <text:p text:style-name="P23">Banglore</text:p>
          </table:table-cell>
        </table:table-row>
      </table:table>
      <text:p text:style-name="P5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City</text:p>
          </table:table-cell>
          <table:table-cell table:style-name="Table4.A1" office:value-type="string">
            <text:p text:style-name="P32">ZIP</text:p>
          </table:table-cell>
        </table:table-row>
        <table:table-row table:style-name="Table4.2">
          <table:table-cell table:style-name="Table4.A1" office:value-type="string">
            <text:p text:style-name="P23">Secunderabad</text:p>
          </table:table-cell>
          <table:table-cell table:style-name="Table4.A1" office:value-type="string">
            <text:p text:style-name="P23">500009</text:p>
          </table:table-cell>
        </table:table-row>
        <table:table-row table:style-name="Table4.3">
          <table:table-cell table:style-name="Table4.A1" office:value-type="string">
            <text:p text:style-name="P23">Banglore</text:p>
          </table:table-cell>
          <table:table-cell table:style-name="Table4.A1" office:value-type="string">
            <text:p text:style-name="P23">560004</text:p>
          </table:table-cell>
        </table:table-row>
      </table:table>
      <text:p text:style-name="P50"/>
      <text:p text:style-name="P50"/>
      <text:p text:style-name="P50">-------------------------------------------------------------------------------------------------------------------</text:p>
      <text:p text:style-name="P50"/>
      <text:p text:style-name="P13"><text:span text:style-name="T6">BC</text:span><text:span text:style-name="T7">NF</text:span></text:p>
      <text:p text:style-name="P45">BCNF is the advance version of 3NF. It is stricter than 3NF.</text:p>
      <text:p text:style-name="P45">A table is in BCNF if every functional dependency X → Y, X is the super key of the table.</text:p>
      <text:p text:style-name="P45"/>
      <table:table table:name="BCNF_a" table:style-name="BCNF_5f_a">
        <table:table-column table:style-name="BCNF_5f_a.A"/>
        <table:table-column table:style-name="BCNF_5f_a.B"/>
        <table:table-column table:style-name="BCNF_5f_a.C"/>
        <table:table-row table:style-name="BCNF_5f_a.1">
          <table:table-cell table:style-name="BCNF_5f_a.A1" office:value-type="string">
            <text:p text:style-name="P30">Employee_ID</text:p>
          </table:table-cell>
          <table:table-cell table:style-name="BCNF_5f_a.A1" office:value-type="string">
            <text:p text:style-name="P36"><text:span text:style-name="T17">P</text:span>roject_<text:span text:style-name="T20">Name</text:span></text:p>
          </table:table-cell>
          <table:table-cell table:style-name="BCNF_5f_a.A1" office:value-type="string">
            <text:p text:style-name="P33">Manager</text:p>
          </table:table-cell>
        </table:table-row>
        <table:table-row table:style-name="BCNF_5f_a.2">
          <table:table-cell table:style-name="BCNF_5f_a.A1" office:value-type="string">
            <text:p text:style-name="P22">101</text:p>
          </table:table-cell>
          <table:table-cell table:style-name="BCNF_5f_a.A1" office:value-type="string">
            <text:p text:style-name="P37">Zeus</text:p>
          </table:table-cell>
          <table:table-cell table:style-name="BCNF_5f_a.A1" office:value-type="string">
            <text:p text:style-name="P24">Nabanita</text:p>
          </table:table-cell>
        </table:table-row>
        <table:table-row table:style-name="BCNF_5f_a.3">
          <table:table-cell table:style-name="BCNF_5f_a.A1" office:value-type="string">
            <text:p text:style-name="P22">10<text:span text:style-name="T18">2</text:span></text:p>
          </table:table-cell>
          <table:table-cell table:style-name="BCNF_5f_a.A1" office:value-type="string">
            <text:p text:style-name="P37">Zeus</text:p>
          </table:table-cell>
          <table:table-cell table:style-name="BCNF_5f_a.A1" office:value-type="string">
            <text:p text:style-name="P24">Saichetan</text:p>
          </table:table-cell>
        </table:table-row>
        <table:table-row table:style-name="BCNF_5f_a.3">
          <table:table-cell table:style-name="BCNF_5f_a.A1" office:value-type="string">
            <text:p text:style-name="P22">10<text:span text:style-name="T18">3</text:span></text:p>
          </table:table-cell>
          <table:table-cell table:style-name="BCNF_5f_a.A1" office:value-type="string">
            <text:p text:style-name="P37">Zeus</text:p>
          </table:table-cell>
          <table:table-cell table:style-name="BCNF_5f_a.A1" office:value-type="string">
            <text:p text:style-name="P27">Nabanita</text:p>
          </table:table-cell>
        </table:table-row>
        <table:table-row table:style-name="BCNF_5f_a.3">
          <table:table-cell table:style-name="BCNF_5f_a.A1" office:value-type="string">
            <text:p text:style-name="P22">10<text:span text:style-name="T19">1</text:span></text:p>
          </table:table-cell>
          <table:table-cell table:style-name="BCNF_5f_a.A1" office:value-type="string">
            <text:p text:style-name="P37">Saturn</text:p>
          </table:table-cell>
          <table:table-cell table:style-name="BCNF_5f_a.A1" office:value-type="string">
            <text:p text:style-name="P27">Suresh</text:p>
          </table:table-cell>
        </table:table-row>
      </table:table>
      <text:p text:style-name="Standard"/>
      <text:p text:style-name="P15"><text:span text:style-name="T12">H</text:span><text:span text:style-name="T10">ere, we see that Employee_ID and Employee_Department together form the </text:span><text:span text:style-name="T13">Primary Key.</text:span></text:p>
      <text:p text:style-name="P47"/>
      <text:list xml:id="list1571959270" text:style-name="L2">
        <text:list-item>
          <text:p text:style-name="P51">This table satisfies the 1st Normal form because all the values are atomic, column names are unique and all the values stored in a particular column are of same domain.</text:p>
        </text:list-item>
        <text:list-item>
          <text:p text:style-name="P51"><text:soft-page-break/>This table also satisfies the 2nd Normal Form as their is no Partial Dependency.</text:p>
        </text:list-item>
        <text:list-item>
          <text:p text:style-name="P51">And, there is no Transitive Dependency, hence the table also satisfies the 3rd Normal Form.</text:p>
        </text:list-item>
        <text:list-item>
          <text:p text:style-name="P52">This table is not in BCNF because (Employee_ID, Project_Name) form the primary key, but the prime attritube Project_Name is also dependent on the non-prime attribute <text:span text:style-name="T21">Manager.</text:span></text:p>
        </text:list-item>
      </text:list>
      <text:p text:style-name="P14"/>
      <text:p text:style-name="P14"/>
      <text:p text:style-name="P9">To convert it into BCNF,</text:p>
      <text:p text:style-name="P9"/>
      <text:p text:style-name="P9"><draw:custom-shape text:anchor-type="paragraph" draw:z-index="3" draw:name="Shape1_2" draw:style-name="gr1" svg:width="0.742cm" svg:height="2.673cm" svg:x="7.848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"/>
      <text:p text:style-name="P9"/>
      <text:p text:style-name="P9"/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row table:style-name="TableLine94875413208320">
          <table:table-cell table:style-name="Table5.A1" office:value-type="string">
            <text:p text:style-name="P30">Employee_ID</text:p>
          </table:table-cell>
          <table:table-cell table:style-name="Table5.A1" office:value-type="string">
            <text:p text:style-name="P35"><text:span text:style-name="T17">M</text:span>anager_ID</text:p>
          </table:table-cell>
        </table:table-row>
        <table:table-row table:style-name="TableLine94875397724896">
          <table:table-cell table:style-name="Table5.A1" office:value-type="string">
            <text:p text:style-name="P22">101</text:p>
          </table:table-cell>
          <table:table-cell table:style-name="Table5.A1" office:value-type="string">
            <text:p text:style-name="P26">M01</text:p>
          </table:table-cell>
        </table:table-row>
        <table:table-row table:style-name="TableLine94875397725152">
          <table:table-cell table:style-name="Table5.A1" office:value-type="string">
            <text:p text:style-name="P22">10<text:span text:style-name="T18">2</text:span></text:p>
          </table:table-cell>
          <table:table-cell table:style-name="Table5.A1" office:value-type="string">
            <text:p text:style-name="P26">M02</text:p>
          </table:table-cell>
        </table:table-row>
        <table:table-row table:style-name="TableLine94875397725632">
          <table:table-cell table:style-name="Table5.A1" office:value-type="string">
            <text:p text:style-name="P22">10<text:span text:style-name="T18">3</text:span></text:p>
          </table:table-cell>
          <table:table-cell table:style-name="Table5.A1" office:value-type="string">
            <text:p text:style-name="P26">M0<text:span text:style-name="T19">1</text:span></text:p>
          </table:table-cell>
        </table:table-row>
        <table:table-row table:style-name="TableLine94875406762128">
          <table:table-cell table:style-name="Table5.A1" office:value-type="string">
            <text:p text:style-name="P22">10<text:span text:style-name="T19">1</text:span></text:p>
          </table:table-cell>
          <table:table-cell table:style-name="Table5.A1" office:value-type="string">
            <text:p text:style-name="P26">M0<text:span text:style-name="T19">3</text:span></text:p>
          </table:table-cell>
        </table:table-row>
      </table:table>
      <text:p text:style-name="P9"/>
      <text:p text:style-name="P9"/>
      <table:table table:name="Table6" table:style-name="Table6">
        <table:table-column table:style-name="Table6.A" table:number-columns-repeated="3"/>
        <table:table-row table:style-name="TableLine94875372291392">
          <table:table-cell table:style-name="Table6.A1" office:value-type="string">
            <text:p text:style-name="P35"><text:span text:style-name="T17">M</text:span>anager_ID</text:p>
          </table:table-cell>
          <table:table-cell table:style-name="Table6.A1" office:value-type="string">
            <text:p text:style-name="P34">Manager</text:p>
          </table:table-cell>
          <table:table-cell table:style-name="Table6.A1" office:value-type="string">
            <text:p text:style-name="P36"><text:span text:style-name="T17">P</text:span>roject_<text:span text:style-name="T20">Name</text:span></text:p>
          </table:table-cell>
        </table:table-row>
        <table:table-row table:style-name="TableLine94875395809376">
          <table:table-cell table:style-name="Table6.A1" office:value-type="string">
            <text:p text:style-name="P26">M01</text:p>
          </table:table-cell>
          <table:table-cell table:style-name="Table6.A1" office:value-type="string">
            <text:p text:style-name="P25">Nabanita</text:p>
          </table:table-cell>
          <table:table-cell table:style-name="Table6.A1" office:value-type="string">
            <text:p text:style-name="P37">Zeus</text:p>
          </table:table-cell>
        </table:table-row>
        <table:table-row table:style-name="TableLine94875404333968">
          <table:table-cell table:style-name="Table6.A1" office:value-type="string">
            <text:p text:style-name="P26">M02</text:p>
          </table:table-cell>
          <table:table-cell table:style-name="Table6.A1" office:value-type="string">
            <text:p text:style-name="P25">Saichetan</text:p>
          </table:table-cell>
          <table:table-cell table:style-name="Table6.A1" office:value-type="string">
            <text:p text:style-name="P37">Zeus</text:p>
          </table:table-cell>
        </table:table-row>
        <table:table-row table:style-name="TableLine94875404334720">
          <table:table-cell table:style-name="Table6.A1" office:value-type="string">
            <text:p text:style-name="P26">M03</text:p>
          </table:table-cell>
          <table:table-cell table:style-name="Table6.A1" office:value-type="string">
            <text:p text:style-name="P25">Suresh</text:p>
          </table:table-cell>
          <table:table-cell table:style-name="Table6.A1" office:value-type="string">
            <text:p text:style-name="P37">Saturn</text:p>
          </table:table-cell>
        </table:table-row>
      </table:table>
      <text:p text:style-name="P10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0:42:45.338462180</meta:creation-date>
    <dc:date>2021-12-01T22:57:23.324155697</dc:date>
    <meta:editing-duration>PT4H59M44S</meta:editing-duration>
    <meta:editing-cycles>2</meta:editing-cycles>
    <meta:generator>LibreOffice/6.4.7.2$Linux_X86_64 LibreOffice_project/40$Build-2</meta:generator>
    <meta:document-statistic meta:table-count="11" meta:image-count="0" meta:object-count="0" meta:page-count="4" meta:paragraph-count="144" meta:word-count="514" meta:character-count="3461" meta:non-whitespace-character-count="3095"/>
  </office:meta>
</office:document-meta>
</file>